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plicacoes de IA na Industria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Duan Cleypaul</text:p>
            <text:p>Residente do HUB de IA, SENAI-P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<text:span text:style-name="T1">Measurement of Disease Severity of Rice Crop Using ML and Computational Intelligence</text:span>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3" draw:layer="layout" svg:width="26cm" svg:height="2.5cm" svg:x="1cm" svg:y="1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07:55:28.224824553</meta:creation-date>
    <meta:editing-duration>PT38M57S</meta:editing-duration>
    <meta:editing-cycles>3</meta:editing-cycles>
    <meta:generator>LibreOffice/6.0.7.3$Linux_X86_64 LibreOffice_project/00m0$Build-3</meta:generator>
    <dc:title>Alizarin</dc:title>
    <dc:date>2019-11-04T08:44:35.988832848</dc:date>
    <meta:document-statistic meta:object-count="46"/>
  </office:meta>
</office:document-meta>
</file>